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You said:</text:p>
      <text:p text:style-name="Normal">possible to book it for another tonight.</text:p>
      <text:p text:style-name="P2">ChatGPT said:</text:p>
      <text:p text:style-name="Normal">I'm sorry, could you clarify what you mean? Would you like to book a room for one more night?</text:p>
      <text:p text:style-name="P3">You said:</text:p>
      <text:p text:style-name="Normal">Could you please resume?</text:p>
      <text:p text:style-name="P4">ChatGPT said:</text:p>
      <text:p text:style-name="Normal">Of course. Would you like to<text:s/>extend your current booking for one more night?</text:p>
      <text:p text:style-name="P5">You said:</text:p>
      <text:p text:style-name="Normal">That's the night.<text:s/></text:p>
      <text:p text:style-name="P6">ChatGPT said:</text:p>
      <text:p text:style-name="Normal">Just to be sure—would you like to stay one more night starting from tonight?</text:p>
      <text:p text:style-name="P7">You said:</text:p>
      <text:p text:style-name="Normal">Yes, thank you.</text:p>
      <text:p text:style-name="P8">ChatGPT said:</text:p>
      <text:p text:style-name="Normal">You're very welcome. Could I please have your name to check the booking details?</text:p>
      <text:p text:style-name="P9">You said:</text:p>
      <text:p text:style-name="Normal">[***NAME***].</text:p>
      <text:p text:style-name="P10">ChatGPT said:</text:p>
      <text:p text:style-name="Normal">Thank you,<text:s/>[***NAME***]. Would you prefer the same room type as before, or would you like to change it?</text:p>
      <text:p text:style-name="P11">You said:</text:p>
      <text:p text:style-name="Normal">I would like to change.</text:p>
      <text:p text:style-name="P12">ChatGPT said:</text:p>
      <text:p text:style-name="Normal">All right. What kind of room would you<text:s/>prefer—single, double, or maybe a suite?</text:p>
      <text:p text:style-name="P13">You said:</text:p>
      <text:p text:style-name="Normal">Sweet. Thank you.</text:p>
      <text:p text:style-name="P14">ChatGPT said:</text:p>
      <text:soft-page-break/>
      <text:p text:style-name="Normal">Lovely choice! Would you prefer a city view or a quiet room for your suite?</text:p>
      <text:p text:style-name="P15">You said:</text:p>
      <text:p text:style-name="Normal">Point to the room.</text:p>
      <text:p text:style-name="P16">ChatGPT said:</text:p>
      <text:p text:style-name="Normal">I'm sorry, could you explain what you mean by "point to the room"? Would you like to know more about the suite options?</text:p>
      <text:p text:style-name="P17">You said:</text:p>
      <text:p text:style-name="Normal">Excuse me, could you please repeat?</text:p>
      <text:p text:style-name="P18">ChatGPT said:</text:p>
      <text:p text:style-name="Normal">Of course! I asked if you would like a<text:s/><text:span text:style-name="T19">city view</text:span><text:s/>or a<text:s/><text:span text:style-name="T20">quiet</text:span><text:s/>room for your suite. Which would you prefer?</text:p>
      <text:p text:style-name="P21">You said:</text:p>
      <text:p text:style-name="Normal">Quite a rule.</text:p>
      <text:p text:style-name="P22">ChatGPT said:</text:p>
      <text:p text:style-name="Normal">Ah, do you mean a<text:s/><text:span text:style-name="T23">quiet room</text:span>? Would you like a quiet suite?</text:p>
      <text:p text:style-name="P24">You said:</text:p>
      <text:p text:style-name="Normal">Yes.</text:p>
      <text:p text:style-name="P25">ChatGPT said:</text:p>
      <text:p text:style-name="Normal">Perfect. I’ve reserved a quiet suite for you tonight. Would you like help with anything else?</text:p>
      <text:p text:style-name="P26">You said:</text:p>
      <text:p text:style-name="Normal">Yes, thank you. Can you...</text:p>
      <text:p text:style-name="P27">ChatGPT said:</text:p>
      <text:p text:style-name="Normal">Take<text:s/>your time,<text:s/>[***NAME***]. What would you like to ask?</text:p>
      <text:p text:style-name="P28">You said:</text:p>
      <text:p text:style-name="Normal">Could you tell me the SPA hours?</text:p>
      <text:p text:style-name="P29">ChatGPT said:</text:p>
      <text:p text:style-name="Normal">Sure. The spa is open by appointment. Would you like to book a massage, sauna, or facial treatment?</text:p>
      <text:soft-page-break/>
      <text:p text:style-name="P30">You said:</text:p>
      <text:p text:style-name="Normal">OK, thank you.</text:p>
      <text:p text:style-name="P31">ChatGPT said:</text:p>
      <text:p text:style-name="Normal">You're very welcome. Would you like to book a time now, or are you still deciding?</text:p>
      <text:p text:style-name="P32">You said:</text:p>
      <text:p text:style-name="Normal">Yes.</text:p>
      <text:p text:style-name="P33">ChatGPT said:</text:p>
      <text:p text:style-name="Normal">Great! Which treatment would you like—massage, sauna, or facial?</text:p>
      <text:p text:style-name="P34">You said:</text:p>
      <text:p text:style-name="Normal">Saw no.</text:p>
      <text:p text:style-name="P35">ChatGPT said:</text:p>
      <text:p text:style-name="Normal">Ah, do you mean<text:s/><text:span text:style-name="T36">sauna</text:span>? Would you like to book a sauna session?</text:p>
      <text:p text:style-name="P37">You said:</text:p>
      <text:p text:style-name="Normal">Yes. Thank you.</text:p>
      <text:p text:style-name="P38">ChatGPT said:</text:p>
      <text:p text:style-name="Normal">You're welcome! When would you like your sauna session? Morning, afternoon, or evening?</text:p>
      <text:p text:style-name="P39">You said:</text:p>
      <text:p text:style-name="Normal">Okay, thank you.</text:p>
      <text:p text:style-name="P40">ChatGPT said:</text:p>
      <text:p text:style-name="Normal">No problem! Just to help you better—would morning, afternoon, or evening work best for your sauna?</text:p>
      <text:p text:style-name="P41">You said:</text:p>
      <text:p text:style-name="Normal">Good morning.</text:p>
      <text:p text:style-name="P42">ChatGPT said:</text:p>
      <text:p text:style-name="Normal">Great! We have availability at 9:00 AM and 11:00 AM. Would either of those times suit you?</text:p>
      <text:p text:style-name="P43">You said:</text:p>
      <text:p text:style-name="Normal">Yes.</text:p>
      <text:soft-page-break/>
      <text:p text:style-name="P44">ChatGPT said:</text:p>
      <text:p text:style-name="Normal">Lovely. Shall I book the sauna for 9:00 AM or 11:00 AM?</text:p>
      <text:p text:style-name="P45">You said:</text:p>
      <text:p text:style-name="Normal">________________________________________________________________________________________________________________________apping<text:s/></text:p>
      <text:p text:style-name="P46">ChatGPT said:</text:p>
      <text:p text:style-name="Normal">I'm sorry, could you please repeat that? I didn’t quite catch what you said. Would you like the sauna at 9:00 or<text:s/>11:00?</text:p>
      <text:p text:style-name="P47">You said:</text:p>
      <text:p text:style-name="Normal">It's a nine.</text:p>
      <text:p text:style-name="P48">ChatGPT said:</text:p>
      <text:p text:style-name="Normal">Perfect. I've booked your sauna session for 9:00 AM. Would you like anything else?</text:p>
      <text:p text:style-name="P49">You said:</text:p>
      <text:p text:style-name="Normal">Yes, could you tell me what attractions are near the hotel?</text:p>
      <text:p text:style-name="P50">ChatGPT said:</text:p>
      <text:p text:style-name="Normal">Of course! We’re near St. Paul’s Cathedral, the London Eye, Millennium Bridge, and the Thames River. Is there one you’d like to visit?</text:p>
      <text:p text:style-name="P51">You said:</text:p>
      <text:p text:style-name="Normal">Yes.</text:p>
      <text:p text:style-name="P52">ChatGPT said:</text:p>
      <text:p text:style-name="Normal">Nice! Which attraction would you like to know more about?</text:p>
      <text:p text:style-name="P53">You said:</text:p>
      <text:p text:style-name="Normal">London Eye</text:p>
      <text:p text:style-name="P54">ChatGPT said:</text:p>
      <text:p text:style-name="Normal">Wonderful choice! You could take the underground from Mansion House station—just two minutes from the hotel. Would you like directions?</text:p>
      <text:p text:style-name="P55">You said:</text:p>
      <text:p text:style-name="Normal">Yes.</text:p>
      <text:p text:style-name="P56">ChatGPT said:</text:p>
      <text:soft-page-break/>
      <text:p text:style-name="Normal">Sure! From the hotel, turn left and walk two minutes to Mansion House station. Take the District Line to Westminster. From there,<text:s/>it’s just a short walk to the London Eye. Would that work for you?</text:p>
      <text:p text:style-name="P57">You said:</text:p>
      <text:p text:style-name="Normal">Now, thank you.</text:p>
      <text:p text:style-name="P58">ChatGPT said:</text:p>
      <text:p text:style-name="Normal">You're very welcome,<text:s/>[***NAME***]. One last thing—would you like to know the check-out and dinner times?</text:p>
      <text:p text:style-name="P59">You said:</text:p>
      <text:p text:style-name="Normal">Yes, could you tell me hours of checkout?</text:p>
      <text:p text:style-name="P60">ChatGPT said:</text:p>
      <text:p text:style-name="Normal">Certainly! Check-out is by 12:30 PM. Would you also like to know dinner time?</text:p>
      <text:p text:style-name="P61">You said:</text:p>
      <text:p text:style-name="Normal">Okay, thank you.</text:p>
      <text:p text:style-name="P62">ChatGPT said:</text:p>
      <text:p text:style-name="Normal">Dinner is served from 7:00 to 10:00 PM in our ground-floor restaurant. Would you like a table reserved?</text:p>
      <text:p text:style-name="P63">You said:</text:p>
      <text:p text:style-name="Normal">Yes, so thank you.</text:p>
      <text:p text:style-name="P64">ChatGPT said:</text:p>
      <text:p text:style-name="Normal">My pleasure! I've reserved a table for you at dinner. Enjoy your evening,<text:s/>[***NAME***].</text:p>
      <text:p text:style-name="P65">You said:</text:p>
      <text:p text:style-name="Normal">Thank you.</text:p>
      <text:p text:style-name="P66">ChatGPT said:</text:p>
      <text:p text:style-name="Normal">You're very welcome! Have a lovely stay with us,<text:s/>[***NAME***].</text:p>
      <text:p text:style-name="P67">You said:</text:p>
      <text:p text:style-name="Normal">Thank you. Bye.</text:p>
      <text:p text:style-name="P68">ChatGPT said:</text:p>
      <text:p text:style-name="Normal">Bye,<text:s/>[***NAME***]! Enjoy your time in London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30T14:35:00Z</meta:creation-date>
    <dc:date>2025-12-24T10:20:00Z</dc:date>
    <meta:template xlink:href="Normal" xlink:type="simple"/>
    <meta:editing-cycles>3</meta:editing-cycles>
    <meta:editing-duration>PT240S</meta:editing-duration>
    <meta:document-statistic meta:page-count="6" meta:paragraph-count="8" meta:word-count="651" meta:character-count="4359" meta:row-count="30" meta:non-whitespace-character-count="3716"/>
  </office:meta>
</office:document-meta>
</file>